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fb92" officeooo:paragraph-rsid="0019fb92"/>
    </style:style>
    <style:style style:name="P2" style:family="paragraph" style:parent-style-name="Standard">
      <style:paragraph-properties fo:text-align="start" style:justify-single-word="false"/>
      <style:text-properties officeooo:rsid="0019fb92" officeooo:paragraph-rsid="0019fb92"/>
    </style:style>
    <style:style style:name="P3" style:family="paragraph" style:parent-style-name="Standard">
      <style:paragraph-properties fo:text-align="center" style:justify-single-word="false"/>
      <style:text-properties officeooo:rsid="001b4460" officeooo:paragraph-rsid="001b4460"/>
    </style:style>
    <style:style style:name="T1" style:family="text">
      <style:text-properties officeooo:rsid="001b4460"/>
    </style:style>
    <style:style style:name="T2" style:family="text">
      <style:text-properties officeooo:rsid="001d1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 Visualization Patterns in Distributed Quantum Natural Language Processing</text:p>
      <text:p text:style-name="P3">Name A, Name B, Name C, Name D, Name E, ST, RA, Instructor<text:span text:style-name="T2">1, Instructor2</text:span></text:p>
      <text:p text:style-name="P1"/>
      <text:p text:style-name="P2">Abstract: This <text:span text:style-name="T1">file </text:span>demonstrates <text:span text:style-name="T1">example/format for submission of the report on the project done by the tea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08:46:53.820000000</meta:creation-date>
    <meta:editing-duration>P0D</meta:editing-duration>
    <meta:editing-cycles>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3" meta:word-count="40" meta:character-count="258" meta:non-whitespace-character-count="221"/>
  </office:meta>
</office:document-meta>
</file>